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3.74pt"/>
    </style:style>
    <style:style style:name="co2" style:family="table-column">
      <style:table-column-properties fo:break-before="auto" style:column-width="134.05pt"/>
    </style:style>
    <style:style style:name="co3" style:family="table-column">
      <style:table-column-properties fo:break-before="auto" style:column-width="313.26pt"/>
    </style:style>
    <style:style style:name="co4" style:family="table-column">
      <style:table-column-properties fo:break-before="auto" style:column-width="118.7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2" style:family="table-cell" style:parent-style-name="Default">
      <style:table-cell-properties fo:background-color="#2f54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3" style:family="table-cell" style:parent-style-name="Default">
      <style:table-cell-properties fo:background-color="#2f549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Verdan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2f54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2f549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14pt" fo:font-style="normal" fo:text-shadow="none" style:text-underline-style="none" fo:font-weight="bold" style:font-size-asian="14pt" style:font-style-asian="normal" style:font-weight-asian="bold" style:font-name-complex="Verdana" style:font-size-complex="1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Project Name</text:p>
          </table:table-cell>
          <table:table-cell table:style-name="ce7" office:value-type="string" calcext:value-type="string">
            <text:p>OpenC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lient</text:p>
          </table:table-cell>
          <table:table-cell table:style-name="ce7" office:value-type="string" calcext:value-type="string">
            <text:p>OpenCar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ference Document</text:p>
          </table:table-cell>
          <table:table-cell table:style-name="ce8" office:value-type="string" calcext:value-type="string">
            <text:p>FR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table:style-name="ce8" office:value-type="string" calcext:value-type="string">
            <text:p>Sachi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reation Date</text:p>
          </table:table-cell>
          <table:table-cell table:style-name="ce8" office:value-type="string" calcext:value-type="string">
            <text:p>DD-MM-YYY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pproval Date</text:p>
          </table:table-cell>
          <table:table-cell table:style-name="ce8" office:value-type="string" calcext:value-type="string">
            <text:p>DD-MM-YYY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<text:s/>Requirement ID</text:p>
          </table:table-cell>
          <table:table-cell table:style-name="ce9" office:value-type="string" calcext:value-type="string">
            <text:p>Test Scenario ID</text:p>
          </table:table-cell>
          <table:table-cell table:style-name="ce9" office:value-type="string" calcext:value-type="string">
            <text:p>Test Scenario Description</text:p>
          </table:table-cell>
          <table:table-cell table:style-name="ce13" office:value-type="string" calcext:value-type="string">
            <text:p>Tes Case ID'S</text:p>
          </table:table-cell>
          <table:table-cell table:number-columns-repeated="1020"/>
        </table:table-row>
        <table:table-row table:style-name="ro1">
          <table:table-cell table:style-name="ce4" office:value-type="float" office:value="1.1" calcext:value-type="float">
            <text:p>1.1</text:p>
          </table:table-cell>
          <table:table-cell table:style-name="ce10" office:value-type="string" calcext:value-type="string">
            <text:p>TS_001</text:p>
          </table:table-cell>
          <table:table-cell table:style-name="ce11" office:value-type="string" calcext:value-type="string">
            <text:p>Validate the workiing off Register Account functionality </text:p>
          </table:table-cell>
          <table:table-cell table:style-name="ce14" office:value-type="string" calcext:value-type="string">
            <text:p>TC_RF_001</text:p>
            <text:p>TC_RF_002</text:p>
            <text:p>TC_RF_003</text:p>
            <text:p>TC_RF_004</text:p>
            <text:p>TC_RF_005</text:p>
            <text:p>TC_RF_006</text:p>
            <text:p>TC_RF_007</text:p>
            <text:p>TC_RF_008</text:p>
            <text:p>TC_RF_009</text:p>
            <text:p>TC_RF_010</text:p>
            <text:p>TC_RF_011</text:p>
            <text:p>TC_RF_012</text:p>
            <text:p>TC_RF_013</text:p>
            <text:p>TC_RF_014</text:p>
            <text:p>TC_RF_015</text:p>
            <text:p>TC_RF_016</text:p>
          </table:table-cell>
          <table:table-cell table:number-columns-repeated="1020"/>
        </table:table-row>
        <table:table-row table:style-name="ro1">
          <table:table-cell table:style-name="ce4" office:value-type="float" office:value="1.2" calcext:value-type="float">
            <text:p>1.2</text:p>
          </table:table-cell>
          <table:table-cell table:style-name="ce10" office:value-type="string" calcext:value-type="string">
            <text:p>TS_002</text:p>
          </table:table-cell>
          <table:table-cell table:style-name="ce11" office:value-type="string" calcext:value-type="string">
            <text:p>Validate the working of Login functionality </text:p>
          </table:table-cell>
          <table:table-cell table:style-name="ce14" office:value-type="string" calcext:value-type="string">
            <text:p>TC_LF_001</text:p>
            <text:p>TC_LF_002</text:p>
            <text:p>TC_LF_003</text:p>
            <text:p>TC_LF_004</text:p>
            <text:p>TC_LF_005</text:p>
            <text:p>TC_LF_006</text:p>
            <text:p>TC_LF_007</text:p>
            <text:p>TC_LF_008</text:p>
            <text:p>TC_LF_009</text:p>
            <text:p>TC_LF_010</text:p>
            <text:p>TC_LF_011</text:p>
            <text:p>TC_LF_012</text:p>
            <text:p>TC_LF_013</text:p>
          </table:table-cell>
          <table:table-cell table:number-columns-repeated="1020"/>
        </table:table-row>
        <table:table-row table:style-name="ro1">
          <table:table-cell table:style-name="ce4" office:value-type="float" office:value="1.3" calcext:value-type="float">
            <text:p>1.3</text:p>
          </table:table-cell>
          <table:table-cell table:style-name="ce10" office:value-type="string" calcext:value-type="string">
            <text:p>TS_003</text:p>
          </table:table-cell>
          <table:table-cell table:style-name="ce11" office:value-type="string" calcext:value-type="string">
            <text:p>Validate the working of Logout functionality </text:p>
          </table:table-cell>
          <table:table-cell table:style-name="ce14" office:value-type="string" calcext:value-type="string">
            <text:p>TC_LG_001</text:p>
            <text:p>TC_LG_002</text:p>
            <text:p>TC_LG_004</text:p>
            <text:p>TC_LG_005</text:p>
            <text:p>TC_LG_006</text:p>
            <text:p>TC_LG_007</text:p>
          </table:table-cell>
          <table:table-cell table:number-columns-repeated="1020"/>
        </table:table-row>
        <table:table-row table:style-name="ro1">
          <table:table-cell table:style-name="ce4" office:value-type="float" office:value="1.4" calcext:value-type="float">
            <text:p>1.4</text:p>
          </table:table-cell>
          <table:table-cell table:style-name="ce10" office:value-type="string" calcext:value-type="string">
            <text:p>TS_004</text:p>
          </table:table-cell>
          <table:table-cell table:style-name="ce11" office:value-type="string" calcext:value-type="string">
            <text:p>Validate the working of Forgot Password functionality </text:p>
          </table:table-cell>
          <table:table-cell table:style-name="ce14" office:value-type="string" calcext:value-type="string">
            <text:p>TC_FP_001</text:p>
            <text:p>TC_FP_002</text:p>
            <text:p>TC_FP_003</text:p>
            <text:p>TC_FP_004</text:p>
            <text:p>TC_FP_005</text:p>
          </table:table-cell>
          <table:table-cell table:number-columns-repeated="1020"/>
        </table:table-row>
        <table:table-row table:style-name="ro1">
          <table:table-cell table:style-name="ce4" office:value-type="float" office:value="1.5" calcext:value-type="float">
            <text:p>1.5</text:p>
          </table:table-cell>
          <table:table-cell table:style-name="ce10" office:value-type="string" calcext:value-type="string">
            <text:p>TS_005</text:p>
          </table:table-cell>
          <table:table-cell table:style-name="ce11" office:value-type="string" calcext:value-type="string">
            <text:p>Validate the working of Search functionality </text:p>
          </table:table-cell>
          <table:table-cell table:style-name="ce14" office:value-type="string" calcext:value-type="string">
            <text:p>TC_SF_001</text:p>
            <text:p>TC_SF_002</text:p>
            <text:p>TC_SF_003</text:p>
            <text:p>TC_SF_004</text:p>
            <text:p>TC_SF_005</text:p>
            <text:p>TC_SF_006</text:p>
            <text:p>TC_SF_007</text:p>
            <text:p>TC_SF_008</text:p>
            <text:p>TC_SF_009</text:p>
          </table:table-cell>
          <table:table-cell table:number-columns-repeated="1020"/>
        </table:table-row>
        <table:table-row table:style-name="ro1">
          <table:table-cell table:style-name="ce4" office:value-type="float" office:value="1.6" calcext:value-type="float">
            <text:p>1.6</text:p>
          </table:table-cell>
          <table:table-cell table:style-name="ce10" office:value-type="string" calcext:value-type="string">
            <text:p>TS_006</text:p>
          </table:table-cell>
          <table:table-cell table:style-name="ce11" office:value-type="string" calcext:value-type="string">
            <text:p>Validate the working of Product Compare functionality </text:p>
          </table:table-cell>
          <table:table-cell table:style-name="ce14" office:value-type="string" calcext:value-type="string">
            <text:p>TC_PC_001</text:p>
            <text:p>TC_PC_002</text:p>
            <text:p>TC_PC_003</text:p>
            <text:p>TC_PC_004</text:p>
          </table:table-cell>
          <table:table-cell table:number-columns-repeated="1020"/>
        </table:table-row>
        <table:table-row table:style-name="ro1">
          <table:table-cell table:style-name="ce4" office:value-type="float" office:value="1.7" calcext:value-type="float">
            <text:p>1.7</text:p>
          </table:table-cell>
          <table:table-cell table:style-name="ce10" office:value-type="string" calcext:value-type="string">
            <text:p>TS_007</text:p>
          </table:table-cell>
          <table:table-cell table:style-name="ce11" office:value-type="string" calcext:value-type="string">
            <text:p>Validate the Product Display page functionality for the different types of Products </text:p>
          </table:table-cell>
          <table:table-cell table:style-name="ce14" office:value-type="string" calcext:value-type="string">
            <text:p>TC_PDP_001</text:p>
            <text:p>TC_PDP_002</text:p>
            <text:p>TC_PDP_003</text:p>
            <text:p>TC_PDP_004</text:p>
            <text:p>TC_PDP_005</text:p>
            <text:p>TC_PDP_006</text:p>
            <text:p>TC_PDP_007</text:p>
            <text:p>TC_PDP_008</text:p>
            <text:p>TC_PDP_009</text:p>
          </table:table-cell>
          <table:table-cell table:number-columns-repeated="1020"/>
        </table:table-row>
        <table:table-row table:style-name="ro1">
          <table:table-cell table:style-name="ce4" office:value-type="float" office:value="1.8" calcext:value-type="float">
            <text:p>1.8</text:p>
          </table:table-cell>
          <table:table-cell table:style-name="ce10" office:value-type="string" calcext:value-type="string">
            <text:p>TS_008</text:p>
          </table:table-cell>
          <table:table-cell table:style-name="ce11" office:value-type="string" calcext:value-type="string">
            <text:p>Validate the working of Add to Cart functionality </text:p>
          </table:table-cell>
          <table:table-cell table:style-name="ce14" office:value-type="string" calcext:value-type="string">
            <text:p>TC_ATC_001</text:p>
            <text:p>TC_ATC_002</text:p>
            <text:p>TC_ATC_003</text:p>
            <text:p>TC_ATC_004</text:p>
            <text:p>TC_ATC_005</text:p>
            <text:p>TC_ATC_006</text:p>
            <text:p>TC_ATC_007</text:p>
            <text:p>TC_ATC_008</text:p>
          </table:table-cell>
          <table:table-cell table:number-columns-repeated="1020"/>
        </table:table-row>
        <table:table-row table:style-name="ro1">
          <table:table-cell table:style-name="ce4" office:value-type="float" office:value="1.9" calcext:value-type="float">
            <text:p>1.9</text:p>
          </table:table-cell>
          <table:table-cell table:style-name="ce10" office:value-type="string" calcext:value-type="string">
            <text:p>TS_009</text:p>
          </table:table-cell>
          <table:table-cell table:style-name="ce11" office:value-type="string" calcext:value-type="string">
            <text:p>Validate the working of Wish List functionaliy</text:p>
          </table:table-cell>
          <table:table-cell table:style-name="ce14" office:value-type="string" calcext:value-type="string">
            <text:p>TC_WL_001</text:p>
            <text:p>TC_WL_002</text:p>
            <text:p>TC_WL_003</text:p>
            <text:p>TC_WL_004</text:p>
            <text:p>TC_WL_005</text:p>
            <text:p>TC_WL_006</text:p>
            <text:p>TC_WL_007</text:p>
            <text:p>TC_WL_008</text:p>
            <text:p>TC_WL_009</text:p>
            <text:p>TC_WL_010</text:p>
            <text:p>TC_WL_011</text:p>
            <text:p>TC_WL_012</text:p>
            <text:p>TC_WL_01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S_010</text:p>
          </table:table-cell>
          <table:table-cell table:style-name="ce11" office:value-type="string" calcext:value-type="string">
            <text:p>Validate the working of Shopping Cart functionaliy </text:p>
          </table:table-cell>
          <table:table-cell table:style-name="ce14" office:value-type="string" calcext:value-type="string">
            <text:p>TC_SC_001</text:p>
            <text:p>TC_SC_002</text:p>
            <text:p>TC_SC_003</text:p>
            <text:p>TC_SC_004</text:p>
            <text:p>TC_SC_005</text:p>
            <text:p>TC_SC_006</text:p>
            <text:p>TC_SC_007</text:p>
          </table:table-cell>
          <table:table-cell table:number-columns-repeated="1020"/>
        </table:table-row>
        <table:table-row table:style-name="ro1">
          <table:table-cell table:style-name="ce4" office:value-type="float" office:value="2.1" calcext:value-type="float">
            <text:p>2.1</text:p>
          </table:table-cell>
          <table:table-cell table:style-name="ce10" office:value-type="string" calcext:value-type="string">
            <text:p>TS_011</text:p>
          </table:table-cell>
          <table:table-cell table:style-name="ce11" office:value-type="string" calcext:value-type="string">
            <text:p>Validate the working of Home Page functionality </text:p>
          </table:table-cell>
          <table:table-cell table:style-name="ce14" office:value-type="string" calcext:value-type="string">
            <text:p>TC_HP_001</text:p>
            <text:p>TC_HP_002</text:p>
            <text:p>TC_HP_003</text:p>
            <text:p>TC_HP_004</text:p>
            <text:p>TC_HP_005</text:p>
            <text:p>TC_HP_006</text:p>
            <text:p>TC_HP_007</text:p>
            <text:p>TC_HP_008</text:p>
            <text:p>TC_HP_009</text:p>
          </table:table-cell>
          <table:table-cell table:number-columns-repeated="1020"/>
        </table:table-row>
        <table:table-row table:style-name="ro1">
          <table:table-cell table:style-name="ce4" office:value-type="float" office:value="2.2" calcext:value-type="float">
            <text:p>2.2</text:p>
          </table:table-cell>
          <table:table-cell table:style-name="ce10" office:value-type="string" calcext:value-type="string">
            <text:p>TS_012</text:p>
          </table:table-cell>
          <table:table-cell table:style-name="ce11" office:value-type="string" calcext:value-type="string">
            <text:p>Validate the My Account functionality </text:p>
          </table:table-cell>
          <table:table-cell table:style-name="ce14" office:value-type="string" calcext:value-type="string">
            <text:p>TC_MA_001</text:p>
            <text:p>TC_MA_002</text:p>
            <text:p>TC_MA_003</text:p>
            <text:p>TC_MA_004</text:p>
            <text:p>TC_MA_005</text:p>
            <text:p>TC_MA_006</text:p>
            <text:p>TC_MA_007</text:p>
            <text:p>TC_MA_008</text:p>
            <text:p>TC_MA_009</text:p>
          </table:table-cell>
          <table:table-cell table:number-columns-repeated="1020"/>
        </table:table-row>
        <table:table-row table:style-name="ro1">
          <table:table-cell table:style-name="ce4" office:value-type="float" office:value="2.3" calcext:value-type="float">
            <text:p>2.3</text:p>
          </table:table-cell>
          <table:table-cell table:style-name="ce10" office:value-type="string" calcext:value-type="string">
            <text:p>TS_013</text:p>
          </table:table-cell>
          <table:table-cell table:style-name="ce11" office:value-type="string" calcext:value-type="string">
            <text:p>Validate the working of My Account &gt; Account Information funtionality </text:p>
          </table:table-cell>
          <table:table-cell table:style-name="ce14" office:value-type="string" calcext:value-type="string">
            <text:p>TC_MAI_001</text:p>
            <text:p>TC_MAI_002</text:p>
            <text:p>TC_MAI_003</text:p>
            <text:p>TC_MAI_004</text:p>
            <text:p>TC_MAI_005</text:p>
            <text:p>TC_MAI_006</text:p>
            <text:p>TC_MAI_007</text:p>
            <text:p>TC_MAI_008</text:p>
            <text:p>TC_MAI_009</text:p>
            <text:p>TC_MAI_010</text:p>
            <text:p>TC_MAI_011</text:p>
          </table:table-cell>
          <table:table-cell table:number-columns-repeated="1020"/>
        </table:table-row>
        <table:table-row table:style-name="ro1">
          <table:table-cell table:style-name="ce4" office:value-type="float" office:value="2.4" calcext:value-type="float">
            <text:p>2.4</text:p>
          </table:table-cell>
          <table:table-cell table:style-name="ce10" office:value-type="string" calcext:value-type="string">
            <text:p>TS_014</text:p>
          </table:table-cell>
          <table:table-cell table:style-name="ce12" office:value-type="string" calcext:value-type="string">
            <text:p>Validate the working of My Account &gt; Change Password' functionality</text:p>
          </table:table-cell>
          <table:table-cell table:style-name="ce14" office:value-type="string" calcext:value-type="string">
            <text:p>TC_CP_001</text:p>
            <text:p>TC_CP_002</text:p>
            <text:p>TC_CP_003</text:p>
            <text:p>TC_CP_004</text:p>
            <text:p>TC_CP_005</text:p>
            <text:p>TC_CP_006</text:p>
            <text:p>TC_CP_007</text:p>
          </table:table-cell>
          <table:table-cell table:number-columns-repeated="1020"/>
        </table:table-row>
        <table:table-row table:style-name="ro1">
          <table:table-cell table:style-name="ce4" office:value-type="float" office:value="2.5" calcext:value-type="float">
            <text:p>2.5</text:p>
          </table:table-cell>
          <table:table-cell table:style-name="ce10" office:value-type="string" calcext:value-type="string">
            <text:p>TS_015</text:p>
          </table:table-cell>
          <table:table-cell table:style-name="ce12" office:value-type="string" calcext:value-type="string">
            <text:p>Validate the working of My Account &gt; Address Book' functionality</text:p>
          </table:table-cell>
          <table:table-cell table:style-name="ce14" office:value-type="string" calcext:value-type="string">
            <text:p>TC_RF_001</text:p>
            <text:p>TC_AB_001</text:p>
            <text:p>TC_AB_002</text:p>
            <text:p>TC_AB_003</text:p>
            <text:p>TC_AB_004</text:p>
            <text:p>TC_AB_005</text:p>
            <text:p>TC_AB_006</text:p>
            <text:p>TC_AB_007</text:p>
            <text:p>TC_AB_008</text:p>
            <text:p>TC_AB_009</text:p>
          </table:table-cell>
          <table:table-cell table:number-columns-repeated="1020"/>
        </table:table-row>
        <table:table-row table:style-name="ro1">
          <table:table-cell table:style-name="ce4" office:value-type="float" office:value="2.6" calcext:value-type="float">
            <text:p>2.6</text:p>
          </table:table-cell>
          <table:table-cell table:style-name="ce10" office:value-type="string" calcext:value-type="string">
            <text:p>TS_016</text:p>
          </table:table-cell>
          <table:table-cell table:style-name="ce12" office:value-type="string" calcext:value-type="string">
            <text:p>Validate the working of My Account &gt; History' functionality</text:p>
          </table:table-cell>
          <table:table-cell table:style-name="ce14" office:value-type="string" calcext:value-type="string">
            <text:p>TC_OH_001</text:p>
            <text:p>TC_OH_002</text:p>
            <text:p>TC_OH_003</text:p>
            <text:p>TC_OH_004</text:p>
            <text:p>TC_OH_005</text:p>
            <text:p>TC_OH_006</text:p>
            <text:p>TC_OH_007</text:p>
            <text:p>TC_OH_008</text:p>
            <text:p>TC_OH_009</text:p>
            <text:p>TC_OH_010</text:p>
            <text:p>TC_OH_011</text:p>
          </table:table-cell>
          <table:table-cell table:number-columns-repeated="1020"/>
        </table:table-row>
        <table:table-row table:style-name="ro1">
          <table:table-cell table:style-name="ce4" office:value-type="float" office:value="2.7" calcext:value-type="float">
            <text:p>2.7</text:p>
          </table:table-cell>
          <table:table-cell table:style-name="ce10" office:value-type="string" calcext:value-type="string">
            <text:p>TS_017</text:p>
          </table:table-cell>
          <table:table-cell table:style-name="ce11" office:value-type="string" calcext:value-type="string">
            <text:p>Validate the working of My Orders &gt; 'Product Returns' functionality</text:p>
          </table:table-cell>
          <table:table-cell table:style-name="ce14" office:value-type="string" calcext:value-type="string">
            <text:p>TC_PR_001</text:p>
            <text:p>TC_PR_002</text:p>
            <text:p>TC_PR_003</text:p>
          </table:table-cell>
          <table:table-cell table:number-columns-repeated="1020"/>
        </table:table-row>
        <table:table-row table:style-name="ro1">
          <table:table-cell table:style-name="ce4" office:value-type="float" office:value="2.8" calcext:value-type="float">
            <text:p>2.8</text:p>
          </table:table-cell>
          <table:table-cell table:style-name="ce10" office:value-type="string" calcext:value-type="string">
            <text:p>TS_018</text:p>
          </table:table-cell>
          <table:table-cell table:style-name="ce11" office:value-type="string" calcext:value-type="string">
            <text:p>Validate the working of My Orders &gt; 'Downloads' functionality</text:p>
          </table:table-cell>
          <table:table-cell table:style-name="ce14" office:value-type="string" calcext:value-type="string">
            <text:p>TC_DL_001</text:p>
            <text:p>TC_DL_002</text:p>
            <text:p>TC_DL_003</text:p>
            <text:p>TC_DL_004</text:p>
            <text:p>TC_DL_005</text:p>
            <text:p>TC_DL_006</text:p>
          </table:table-cell>
          <table:table-cell table:number-columns-repeated="1020"/>
        </table:table-row>
        <table:table-row table:style-name="ro1">
          <table:table-cell table:style-name="ce4" office:value-type="float" office:value="2.9" calcext:value-type="float">
            <text:p>2.9</text:p>
          </table:table-cell>
          <table:table-cell table:style-name="ce10" office:value-type="string" calcext:value-type="string">
            <text:p>TS_019</text:p>
          </table:table-cell>
          <table:table-cell table:style-name="ce11" office:value-type="string" calcext:value-type="string">
            <text:p>Validate the working of My Orders &gt; 'Reward Points' functionality</text:p>
          </table:table-cell>
          <table:table-cell table:style-name="ce14" office:value-type="string" calcext:value-type="string">
            <text:p>TC_RP_001</text:p>
            <text:p>TC_RP_002</text:p>
            <text:p>TC_RP_003</text:p>
            <text:p>TC_RP_004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TS_020</text:p>
          </table:table-cell>
          <table:table-cell table:style-name="ce11" office:value-type="string" calcext:value-type="string">
            <text:p>Validate the working of 'Contact Us' page functionality</text:p>
          </table:table-cell>
          <table:table-cell table:style-name="ce14" office:value-type="string" calcext:value-type="string">
            <text:p>TC_CU_001</text:p>
            <text:p>TC_CU_002</text:p>
            <text:p>TC_CU_003</text:p>
            <text:p>TC_CU_004</text:p>
            <text:p>TC_CU_005</text:p>
            <text:p>TC_CU_006</text:p>
            <text:p>TC_CU_007</text:p>
          </table:table-cell>
          <table:table-cell table:number-columns-repeated="1020"/>
        </table:table-row>
        <table:table-row table:style-name="ro1">
          <table:table-cell table:style-name="ce4" office:value-type="float" office:value="3.1" calcext:value-type="float">
            <text:p>3.1</text:p>
          </table:table-cell>
          <table:table-cell table:style-name="ce10" office:value-type="string" calcext:value-type="string">
            <text:p>TS_021</text:p>
          </table:table-cell>
          <table:table-cell table:style-name="ce11" office:value-type="string" calcext:value-type="string">
            <text:p>Validate the working of 'Currencies' page functionality</text:p>
          </table:table-cell>
          <table:table-cell table:style-name="ce14" office:value-type="string" calcext:value-type="string">
            <text:p>TC_CR_001</text:p>
            <text:p>TC_CR_002</text:p>
            <text:p>TC_CR_003</text:p>
          </table:table-cell>
          <table:table-cell table:number-columns-repeated="102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102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" meta:object-count="0"/>
    <meta:generator>LibreOfficeDev/6.0.5.2$Linux_X86_64 LibreOffice_project/</meta:generator>
  </office:meta>
</office:document-meta>
</file>